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034" officeooo:paragraph-rsid="0005d0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acceptance </text:p>
      <text:p text:style-name="P1">non functional – underlying tech that we need</text:p>
      <text:p text:style-name="P1">1. database</text:p>
      <text:p text:style-name="P1">1.1 mysql</text:p>
      <text:p text:style-name="P1"/>
      <text:p text:style-name="P1">functional – what the user interacts with</text:p>
      <text:p text:style-name="P1">1. interface</text:p>
      <text:p text:style-name="P1">1.1 clear simple interface</text:p>
      <text:p text:style-name="P1">1.2 adherence</text:p>
      <text:p text:style-name="P1">1.3 appropriate colour scheme</text:p>
      <text:p text:style-name="P1">2.</text:p>
      <text:p text:style-name="P1"/>
      <text:p text:style-name="P1">proposed system </text:p>
      <text:p text:style-name="P1">user can …. this meets uac …. nfr 1.1 fr 1.1, 1.2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3:59:48.149156200</meta:creation-date>
    <dc:date>2025-10-07T14:08:13.522506700</dc:date>
    <meta:editing-duration>PT8M26S</meta:editing-duration>
    <meta:editing-cycles>1</meta:editing-cycles>
    <meta:document-statistic meta:table-count="0" meta:image-count="0" meta:object-count="0" meta:page-count="1" meta:paragraph-count="12" meta:word-count="46" meta:character-count="269" meta:non-whitespace-character-count="231"/>
    <meta:generator>LibreOffice/25.2.3.2$Windows_X86_64 LibreOffice_project/bbb074479178df812d175f709636b368952c2ce3</meta:generator>
  </office:meta>
</office:document-meta>
</file>